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office:font-face-decls>
  <office:automatic-styles>
    <style:style style:name="T1" style:family="text">
      <style:text-properties fo:language="en" fo:country="US"/>
    </style:style>
    <style:style style:name="T2" style:family="text">
      <style:text-properties fo:language="en" fo:country="US" officeooo:rsid="001e0f3e"/>
    </style:style>
    <style:style style:name="T3" style:family="text">
      <style:text-properties style:font-name="Segoe UI Emoji" style:font-name-asian="Segoe UI Emoji1" style:font-name-complex="Segoe UI Emoji1"/>
    </style:style>
    <style:style style:name="T4" style:family="text">
      <style:text-properties officeooo:rsid="001b90af"/>
    </style:style>
    <style:style style:name="T5" style:family="text">
      <style:text-properties officeooo:rsid="001c2188"/>
    </style:style>
    <style:style style:name="T6" style:family="text">
      <style:text-properties officeooo:rsid="001e9428"/>
    </style:style>
    <style:style style:name="T7" style:family="text">
      <style:text-properties fo:background-color="#ffff00" loext:char-shading-value="0"/>
    </style:style>
    <style:style style:name="T8" style:family="text">
      <style:text-properties fo:background-color="#ffff00" loext:char-shading-value="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OS Archlinux sin entornos de escritorio ni gestores ni nada, de cero.</text:p>
      <text:p text:style-name="Standard">Se recomienda virtualizarlo para evitar problemas (VMWare o Virtualbox o cualquier otro No se.)</text:p>
      <text:p text:style-name="Standard">La instalación se realiza en este caso en modo DOS ya que al ser virtualizado no hay necesidad de UEFI. Pero se puede hacer igual, tener en cuenta la partición de arranque EFI, el particionado GPT y la instalación del efibootmgr.</text:p>
      <text:p text:style-name="Standard">Instalación base usando una imagen nativa de Archlinux <text:span text:style-name="T5">modo DOS (bios)</text:span>:</text:p>
      <text:p text:style-name="Standard">Montar la imagen en el sistema de virtualización a utilizar</text:p>
      <text:p text:style-name="Standard">Arrancar</text:p>
      <text:p text:style-name="Standard">El proceso es sobre ram y no tiene interfaz gr<text:span text:style-name="T5">a</text:span>fica alguna</text:p>
      <text:p text:style-name="Standard">Particionar con cfdisk y tener en cuenta la partición swap y de arranque <text:span text:style-name="T5">DOS</text:span>. Para este caso se asumirá 1 solo disco y 3 particiones, una de arranque Dos con 512 MB <text:span text:style-name="T5">(recomendado)</text:span>, la del sistema y la de swap, estas 2 ultimas queda a gusto de cada quien.</text:p>
      <text:p text:style-name="Standard">Formatear las particiones creadas. La de arranque se puede formatear bien con mkfs.vfat -<text:span text:style-name="T5">F</text:span> 32 /dev/sda<text:span text:style-name="T5">x</text:span></text:p>
      <text:p text:style-name="Standard">La partición de datos con mkfs.ext4 /dev/sda<text:span text:style-name="T5">x</text:span></text:p>
      <text:p text:style-name="Standard">Se asigna la partición swap con mkswap /dev/sda<text:span text:style-name="T5">x</text:span> que sería la partición swap y se activa con swapon.</text:p>
      <text:p text:style-name="Standard">Verificar las particiones usando lsblk</text:p>
      <text:p text:style-name="Standard">Montar las particiones pertinentes usando mount</text:p>
      <text:p text:style-name="Standard">La partición principal, es decir la del sistema, se monta en /mnt, mount /dev/sda<text:span text:style-name="T5">x</text:span> /mnt; y se crea la carpeta boot con mkdir /mnt/boot y se monta la partición de arranque con mount /dev/sda<text:span text:style-name="T5">x</text:span> /mnt/boot.</text:p>
      <text:p text:style-name="Standard">Lo siguiente es verificar que se tenga internet.</text:p>
      <text:p text:style-name="Standard">Si es ethernet es asegurarse con ping a Google si tiene internet, en caso de WiFi usar la herramienta por defecto que trae arch con “iwctl station wlan0 connect SSID” (SSID es el nombre de la WiFi, por si acaso ;) y poner el password cuando lo pida. </text:p>
      <text:p text:style-name="Standard">Proceder a actualizar las db.</text:p>
      <text:p text:style-name="Standard" loext:marker-style-name="T1"><text:span text:style-name="T1">pacman -Syy</text:span><text:span text:style-name="T1"/></text:p>
      <text:p text:style-name="Standard" loext:marker-style-name="T1"><text:span text:style-name="T1">pacman-key –init &amp;&amp; pacman-key –populate</text:span><text:span text:style-name="T1"/></text:p>
      <text:p text:style-name="Standard">Se procede a instalar el sistema...</text:p>
      <text:p text:style-name="Standard"><text:soft-page-break/><text:span text:style-name="T1">pacstrap /mnt linux linux-headers linux-firmware base base-devel grub networkmanager wpa_supplicant git sudo vim nano wget</text:span>.</text:p>
      <text:p text:style-name="Standard">Al terminar la instalación se graba la tabla de particiones</text:p>
      <text:p text:style-name="Standard">genfstab -U /mnt &gt;&gt; /mnt/etc/fstab</text:p>
      <text:p text:style-name="Standard">Se define el nombre del host</text:p>
      <text:p text:style-name="Standard">echo ‘(el nombre del pc)’ &gt; /mnt/etc/hostname</text:p>
      <text:p text:style-name="Standard">Se accede al entorno acabado de instalar como root usando arch-chroot /mnt y simula ser el usuario root del sistema que instalamos por lo que podemos hacer diferentes cambios</text:p>
      <text:p text:style-name="Standard">Lo primero es el password de root, se usa passwd y se cambia. Esto viola los conceptos básicos de seguridad en Linux, pero en algunos casos es necesario, solo recordar al terminar desactivar el usuario root y bloquearlo si lo considera necesario. Recomiendo hacer esto luego de hacer todos los cambios pertinentes al sistema base <text:span text:style-name="T6">y reiniciar</text:span>.</text:p>
      <text:p text:style-name="Standard">Si queremos agregar un usuario con privilegios de root ejecutamos useradd -m( para crearle un home) ‘el nombre del usuario’ -G Wheel ; si no queremos que sea sudo quitamos el -G Wheel</text:p>
      <text:p text:style-name="Standard">Wheel es el nombre del grupo con privilegios, se creó Wheel para no usar el grupo sudo, es un método recomendado por la comunidad Arch.</text:p>
      <text:p text:style-name="Standard">Tenemos que activar el grupo wheel con vim o <text:span text:style-name="T6">nano o el </text:span>editor de texto que desee <text:span text:style-name="T6">en</text:span> /etc/sudoers, buscar la línea donde esta # %wheel y quitarle el # para activar el grupo, <text:span text:style-name="T4">los mas avanzados usaran sudoers.d</text:span>.</text:p>
      <text:p text:style-name="Standard">Se le asigna el password al nuevo usuario con passwd ‘usuario’</text:p>
      <text:p text:style-name="Standard">Se configura el arranque con </text:p>
      <text:p text:style-name="Standard">grub-install /dev/sda y <text:span text:style-name="T8">para UEFI grub-install –target=x86_64-efi /dev/sda</text:span> y se configuran las grub con</text:p>
      <text:p text:style-name="Standard" loext:marker-style-name="T1"><text:span text:style-name="T1">grub-mkconfig -o /boot/grub/grub.cfg</text:span><text:span text:style-name="T1"/></text:p>
      <text:p text:style-name="Standard">Salimos del entorno root con exit</text:p>
      <text:p text:style-name="Standard">Y reiniciamos para entrar al sistema operativo que acabamos de instalar. Recordar retirar la imagen de arranque de arch.</text:p>
      <text:p text:style-name="Standard">Nota* Luego para instalar dependencias del AUR pueden investigar sobre gestores de paquetes AUR, yo uso paru, desde el usuario principal, OJO No el root; git clone <text:a xlink:type="simple" xlink:href="https://aur.archlinux.org/paru-bin" text:style-name="Internet_20_link" text:visited-style-name="Visited_20_Internet_20_Link"><text:span text:style-name="Internet_20_link">https://aur.archlinux.org/paru-bin</text:span></text:a> ; cd paru-bin ; makepkg -sic ; listo tienen paru.</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roman" style:font-pitch="variable"/>
    <style:font-face style:name="Calibri Light" svg:font-family="'Calibri Light'"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Noto Sans" svg:font-family="'Noto Sans'"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egoe UI Emoji" svg:font-family="'Segoe UI Emoji'" style:font-family-generic="roman" style:font-pitch="variable"/>
    <style:font-face style:name="Segoe UI Emoji1" svg:font-family="'Segoe UI Emoj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Noto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Standard" style:next-style-name="Standard" loext:linked-style-name="Título_20_Car" style:class="chapter">
      <style:paragraph-properties fo:margin-top="0in" fo:margin-bottom="0in" style:contextual-spacing="true" fo:line-height="100%"/>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Default_20_Paragraph_20_Font_20__28_WW_29_" style:display-name="Default Paragraph Font (WW)" style:family="text"/>
    <style:style style:name="Título_20_Car" style:display-name="Título Car" style:family="text" style:parent-style-name="Default_20_Paragraph_20_Font_20__28_WW_29_" loext:linked-style-name="Title">
      <style:text-properties style:font-name="Calibri Light" fo:font-family="'Calibri Light'" style:font-family-generic="roman" style:font-pitch="variable" fo:font-size="28pt" fo:letter-spacing="-0.0071in"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Internet_20_link" style:display-name="Internet link" style:family="text" style:parent-style-name="Default_20_Paragraph_20_Font_20__28_WW_29_">
      <style:text-properties fo:color="#0563c1"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_20__28_WW_29_">
      <style:text-properties fo:color="#605e5c" loext:opacity="100%" fo:background-color="#e1dfd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Tema de Offic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page-layout style:name="Mpm1">
      <style:page-layout-properties fo:page-width="8.2681in" fo:page-height="11.6929in" style:num-format="1" style:print-orientation="portrait" fo:margin-top="0.9839in" fo:margin-bottom="0.9839in" fo:margin-left="1.1811in" fo:margin-right="1.181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Dayron Salazar</meta:initial-creator>
    <meta:editing-cycles>32</meta:editing-cycles>
    <meta:creation-date>2023-07-17T18:11:00</meta:creation-date>
    <dc:date>2023-12-13T22:04:05.052909657</dc:date>
    <meta:editing-duration>PT3H47M25S</meta:editing-duration>
    <meta:generator>LibreOffice/7.6.4.1$Linux_X86_64 LibreOffice_project/60$Build-1</meta:generator>
    <meta:document-statistic meta:table-count="0" meta:image-count="0" meta:object-count="0" meta:page-count="2" meta:paragraph-count="37" meta:word-count="632" meta:character-count="3751" meta:non-whitespace-character-count="3154"/>
    <meta:user-defined meta:name="AppVersion">16.0000</meta:user-defined>
    <meta:template xlink:type="simple" xlink:actuate="onRequest" xlink:title="Normal.dotm" xlink:href=""/>
  </office:meta>
</office:document-meta>
</file>